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4.4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4pt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6cm" svg:height="14.729cm" svg:x="1cm" svg:y="11.541cm">
          <draw:text-box>
            <text:p>This is a textbox, this contains an introduction</text:p>
            <text:p/>
            <text:p/>
            <text:p/>
            <text:p/>
          </draw:text-box>
        </draw:frame>
        <draw:frame draw:style-name="gr2" draw:text-style-name="P2" draw:layer="layout" svg:width="19.367cm" svg:height="2.139cm" svg:x="1cm" svg:y="2.587cm">
          <draw:text-box>
            <text:p><text:span text:style-name="T1">&lt;INSERT_NAME_HERE&gt; – </text:span><text:span text:style-name="T1">SPECIFICHE HARDWARE</text:span></text:p>
          </draw:text-box>
        </draw:frame>
        <draw:frame draw:style-name="gr3" draw:text-style-name="P3" draw:layer="layout" svg:width="19.068cm" svg:height="1.673cm" svg:x="0.982cm" svg:y="9.89cm">
          <draw:text-box>
            <text:p>Hello hardware</text:p>
            <text:p/>
          </draw:text-box>
        </draw:frame>
      </draw:page>
      <draw:page draw:name="page2" draw:style-name="dp1" draw:master-page-name="Default">
        <draw:frame draw:style-name="gr3" draw:text-style-name="P3" draw:layer="layout" svg:width="19.068cm" svg:height="2.384cm" svg:x="1cm" svg:y="1cm">
          <draw:text-box>
            <text:p>Specifiche stations: </text:p>
            <text:p/>
            <text:p/>
          </draw:text-box>
        </draw:frame>
        <draw:frame draw:style-name="gr3" draw:text-style-name="P3" draw:layer="layout" svg:width="19.068cm" svg:height="2.384cm" svg:x="0.982cm" svg:y="2.905cm">
          <draw:text-box>
            <text:p>Descrizione tipo di hardware</text:p>
            <text:p/>
            <text:p/>
          </draw:text-box>
        </draw:frame>
        <draw:frame draw:style-name="gr3" draw:text-style-name="P3" draw:layer="layout" svg:width="19.068cm" svg:height="3.095cm" svg:x="1cm" svg:y="6.397cm">
          <draw:text-box>
            <text:p>Descrizione diverse classi di station.</text:p>
            <text:p/>
            <text:p/>
            <text:p/>
          </draw:text-box>
        </draw:frame>
      </draw:page>
      <draw:page draw:name="page3" draw:style-name="dp1" draw:master-page-name="Default">
        <draw:frame draw:style-name="gr3" draw:text-style-name="P3" draw:layer="layout" svg:width="19.068cm" svg:height="2.384cm" svg:x="1cm" svg:y="1cm">
          <draw:text-box>
            <text:p>Specifiche stations: </text:p>
            <text:p/>
            <text:p/>
          </draw:text-box>
        </draw:frame>
        <draw:frame draw:style-name="gr3" draw:text-style-name="P3" draw:layer="layout" svg:width="19.068cm" svg:height="3.095cm" svg:x="0.982cm" svg:y="2.905cm">
          <draw:text-box>
            <text:p>Descrizione interazione con il software centrale</text:p>
            <text:p/>
            <text:p/>
            <text:p/>
          </draw:text-box>
        </draw:frame>
      </draw:page>
      <draw:page draw:name="page4" draw:style-name="dp1" draw:master-page-name="Default">
        <draw:frame draw:style-name="gr3" draw:text-style-name="P3" draw:layer="layout" svg:width="19.068cm" svg:height="2.384cm" svg:x="1cm" svg:y="1cm">
          <draw:text-box>
            <text:p>Specifiche stations: </text:p>
            <text:p/>
            <text:p/>
          </draw:text-box>
        </draw:frame>
        <draw:frame draw:style-name="gr3" draw:text-style-name="P3" draw:layer="layout" svg:width="19.068cm" svg:height="3.806cm" svg:x="0.982cm" svg:y="2.905cm">
          <draw:text-box>
            <text:p>Descrizione interazione con altre stations</text:p>
            <text:p/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5T13:17:00.466362888</meta:creation-date>
    <meta:generator>LibreOffice/7.0.6.2$Linux_X86_64 LibreOffice_project/00$Build-2</meta:generator>
    <dc:date>2021-06-05T13:30:19.606254478</dc:date>
    <meta:editing-duration>PT1H52M36S</meta:editing-duration>
    <meta:editing-cycles>16</meta:editing-cycles>
    <meta:document-statistic meta:object-count="10"/>
  </office:meta>
</office:document-meta>
</file>